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720000020486A3470E0917CF3E.png" manifest:media-type="image/png"/>
  <manifest:file-entry manifest:full-path="Pictures/10000201000001DD000001AE21779626C21B62A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magine1" text:anchor-type="char" svg:x="-0.009cm" svg:y="0.173cm" svg:width="16.993cm" svg:height="5.241cm" draw:z-index="0"><draw:image xlink:href="Pictures/10000201000006720000020486A3470E0917CF3E.png" xlink:type="simple" xlink:show="embed" xlink:actuate="onLoad" draw:mime-type="image/png"/></draw:frame><draw:frame draw:style-name="fr1" draw:name="Immagine2" text:anchor-type="char" svg:x="0.048cm" svg:y="5.681cm" svg:width="4.616cm" svg:height="4.163cm" draw:z-index="1"><draw:image xlink:href="Pictures/10000201000001DD000001AE21779626C21B62A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3T12:34:40.643000000</meta:creation-date>
    <dc:date>2021-08-13T12:47:56.543000000</dc:date>
    <meta:editing-duration>PT2M37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0.0.3$Windows_X86_64 LibreOffice_project/8061b3e9204bef6b321a21033174034a5e2ea88e</meta:generator>
  </office:meta>
</office:document-meta>
</file>